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5c53d7" officeooo:paragraph-rsid="005c53d7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fo:font-weight="bold" officeooo:rsid="001f30e1" officeooo:paragraph-rsid="004edf3f" style:font-size-asian="12pt" style:font-weight-asian="bold" style:font-name-complex="Lucida Sans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c53d7" style:font-size-asian="8pt" style:font-weight-asian="bold" style:font-name-complex="Lucida Sans" style:font-size-complex="8pt" style:font-weight-complex="bold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c0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normal" officeooo:rsid="001f30e1" officeooo:paragraph-rsid="004d880d" style:font-size-asian="8pt" style:font-weight-asian="normal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fo:color="#221f1f" style:text-position="-5% 100%" fo:letter-spacing="-0.012cm" style:font-name-complex="Lucida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state == 'posted' and "RECIBO DE PAGO" or "DETALLE DE PAGO"&gt;</text:placeholder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8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2">Fecha de Pago:</text:p>
          </table:table-cell>
          <table:table-cell table:style-name="Tabla2.B2" office:value-type="string">
            <text:p text:style-name="P29"><text:placeholder text:placeholder-type="text">&lt;formatLang(o.payment_date, date='true')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6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3"><text:placeholder text:placeholder-type="text">&lt;for each="line in o.payment_ids.filtered('check_type')"&gt;</text:placeholder></text:p>
            <text:p text:style-name="P33"><text:placeholder text:placeholder-type="text">&lt;line.check_name&gt;</text:placeholder> - <text:span text:style-name="T4">$</text:span><text:span text:style-name="T1"> </text:span><text:span text:style-name="T3"><text:placeholder text:placeholder-type="text">&lt;formatLang(line.amount)&gt;</text:placeholder></text:span> - <text:placeholder text:placeholder-type="text">&lt;formatLang(line.check_issue_date, date='true')&gt;</text:placeholder></text:p>
            <text:p text:style-name="P33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30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sum(o.payment_ids.filtered(lambda x: x.payment_method_code == 'withholding').mapped('amount')))&gt;</text:placeholder></text:p>
          </table:table-cell>
        </table:table-row>
        <table:table-row>
          <table:table-cell table:style-name="Tabla4.A2" office:value-type="string">
            <text:p text:style-name="P30"><text:placeholder text:placeholder-type="text">&lt;for each="line in o.payment_ids.filtered(lambda x: x.payment_method_code == 'withholding')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30"><text:placeholder text:placeholder-type="text">&lt;line.tax_withholding_id.name&gt;</text:placeholder></text:p>
          </table:table-cell>
          <table:table-cell table:style-name="Tabla4.B2" office:value-type="string">
            <text:p text:style-name="P31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30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4"/>
      <text:p text:style-name="P32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4"/>
      <text:p text:style-name="P4"/>
      <text:p text:style-name="P9"/>
      <text:p text:style-name="P8"/>
      <text:p text:style-name="P34"><text:span text:style-name="T6"><text:placeholder text:placeholder-type="text">&lt;/if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11-14T11:25:23.507364154</dc:date>
    <meta:editing-duration>PT2H3M40S</meta:editing-duration>
    <meta:editing-cycles>55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1" meta:word-count="80" meta:character-count="891" meta:non-whitespace-character-count="8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